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1.059cm"/>
    </style:style>
    <style:style style:name="gr3" style:family="graphic" style:parent-style-name="standard">
      <style:graphic-properties svg:stroke-width="0.051cm" svg:stroke-color="#ff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ff0000" draw:fill="none" draw:fill-color="#ffffff" fo:min-height="0.84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16pt" style:font-size-asian="18pt" style:font-size-complex="18pt"/>
    </style:style>
    <style:style style:name="T1" style:family="text">
      <style:text-properties fo:color="#ff0000" fo:font-size="16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386cm" svg:y1="5.926cm" svg:x2="11.006cm" svg:y2="5.926cm">
          <text:p/>
        </draw:line>
        <draw:line draw:style-name="gr1" draw:text-style-name="P1" draw:layer="layout" svg:x1="3.386cm" svg:y1="0.846cm" svg:x2="23.706cm" svg:y2="0.846cm">
          <text:p/>
        </draw:line>
        <draw:frame draw:style-name="gr2" draw:layer="layout" svg:width="2.751cm" svg:height="1.309cm" svg:x="0.211cm" svg:y="0.422cm">
          <draw:text-box>
            <text:p>Chr 1</text:p>
          </draw:text-box>
        </draw:frame>
        <draw:frame draw:style-name="gr2" draw:layer="layout" svg:width="2.751cm" svg:height="1.309cm" svg:x="0.211cm" svg:y="5.463cm">
          <draw:text-box>
            <text:p>Chr 2</text:p>
          </draw:text-box>
        </draw:frame>
        <draw:line draw:style-name="gr1" draw:text-style-name="P1" draw:layer="layout" svg:x1="3.386cm" svg:y1="5.502cm" svg:x2="3.386cm" svg:y2="6.349cm">
          <text:p/>
        </draw:line>
        <draw:line draw:style-name="gr1" draw:text-style-name="P1" draw:layer="layout" svg:x1="5.926cm" svg:y1="5.502cm" svg:x2="5.926cm" svg:y2="6.349cm">
          <text:p/>
        </draw:line>
        <draw:line draw:style-name="gr1" draw:text-style-name="P1" draw:layer="layout" svg:x1="8.466cm" svg:y1="5.502cm" svg:x2="8.466cm" svg:y2="6.349cm">
          <text:p/>
        </draw:line>
        <draw:line draw:style-name="gr1" draw:text-style-name="P1" draw:layer="layout" svg:x1="11.006cm" svg:y1="5.502cm" svg:x2="11.006cm" svg:y2="6.349cm">
          <text:p/>
        </draw:line>
        <draw:line draw:style-name="gr1" draw:text-style-name="P1" draw:layer="layout" svg:x1="3.386cm" svg:y1="0.422cm" svg:x2="3.386cm" svg:y2="1.269cm">
          <text:p/>
        </draw:line>
        <draw:line draw:style-name="gr1" draw:text-style-name="P1" draw:layer="layout" svg:x1="5.926cm" svg:y1="0.422cm" svg:x2="5.926cm" svg:y2="1.269cm">
          <text:p/>
        </draw:line>
        <draw:line draw:style-name="gr1" draw:text-style-name="P1" draw:layer="layout" svg:x1="8.466cm" svg:y1="0.422cm" svg:x2="8.466cm" svg:y2="1.269cm">
          <text:p/>
        </draw:line>
        <draw:line draw:style-name="gr1" draw:text-style-name="P1" draw:layer="layout" svg:x1="11.006cm" svg:y1="0.422cm" svg:x2="11.006cm" svg:y2="1.269cm">
          <text:p/>
        </draw:line>
        <draw:line draw:style-name="gr1" draw:text-style-name="P1" draw:layer="layout" svg:x1="13.546cm" svg:y1="0.422cm" svg:x2="13.546cm" svg:y2="1.269cm">
          <text:p/>
        </draw:line>
        <draw:line draw:style-name="gr1" draw:text-style-name="P1" draw:layer="layout" svg:x1="16.086cm" svg:y1="0.422cm" svg:x2="16.086cm" svg:y2="1.269cm">
          <text:p/>
        </draw:line>
        <draw:line draw:style-name="gr1" draw:text-style-name="P1" draw:layer="layout" svg:x1="18.626cm" svg:y1="0.422cm" svg:x2="18.626cm" svg:y2="1.269cm">
          <text:p/>
        </draw:line>
        <draw:line draw:style-name="gr1" draw:text-style-name="P1" draw:layer="layout" svg:x1="21.166cm" svg:y1="0.422cm" svg:x2="21.166cm" svg:y2="1.269cm">
          <text:p/>
        </draw:line>
        <draw:line draw:style-name="gr1" draw:text-style-name="P1" draw:layer="layout" svg:x1="23.706cm" svg:y1="0.422cm" svg:x2="23.706cm" svg:y2="1.269cm">
          <text:p/>
        </draw:line>
        <draw:line draw:style-name="gr1" draw:text-style-name="P1" draw:layer="layout" svg:x1="4.656cm" svg:y1="0.634cm" svg:x2="4.656cm" svg:y2="0.846cm">
          <text:p/>
        </draw:line>
        <draw:line draw:style-name="gr1" draw:text-style-name="P1" draw:layer="layout" svg:x1="7.196cm" svg:y1="0.634cm" svg:x2="7.196cm" svg:y2="0.846cm">
          <text:p/>
        </draw:line>
        <draw:line draw:style-name="gr1" draw:text-style-name="P1" draw:layer="layout" svg:x1="9.736cm" svg:y1="0.634cm" svg:x2="9.736cm" svg:y2="0.846cm">
          <text:p/>
        </draw:line>
        <draw:line draw:style-name="gr1" draw:text-style-name="P1" draw:layer="layout" svg:x1="14.816cm" svg:y1="0.634cm" svg:x2="14.816cm" svg:y2="0.846cm">
          <text:p/>
        </draw:line>
        <draw:line draw:style-name="gr1" draw:text-style-name="P1" draw:layer="layout" svg:x1="12.276cm" svg:y1="0.634cm" svg:x2="12.276cm" svg:y2="0.846cm">
          <text:p/>
        </draw:line>
        <draw:line draw:style-name="gr1" draw:text-style-name="P1" draw:layer="layout" svg:x1="17.356cm" svg:y1="0.634cm" svg:x2="17.356cm" svg:y2="0.846cm">
          <text:p/>
        </draw:line>
        <draw:line draw:style-name="gr1" draw:text-style-name="P1" draw:layer="layout" svg:x1="22.436cm" svg:y1="0.634cm" svg:x2="22.436cm" svg:y2="0.846cm">
          <text:p/>
        </draw:line>
        <draw:line draw:style-name="gr1" draw:text-style-name="P1" draw:layer="layout" svg:x1="19.896cm" svg:y1="0.634cm" svg:x2="19.896cm" svg:y2="0.846cm">
          <text:p/>
        </draw:line>
        <draw:line draw:style-name="gr1" draw:text-style-name="P1" draw:layer="layout" svg:x1="4.656cm" svg:y1="5.714cm" svg:x2="4.656cm" svg:y2="5.926cm">
          <text:p/>
        </draw:line>
        <draw:line draw:style-name="gr1" draw:text-style-name="P1" draw:layer="layout" svg:x1="7.196cm" svg:y1="5.714cm" svg:x2="7.196cm" svg:y2="5.926cm">
          <text:p/>
        </draw:line>
        <draw:line draw:style-name="gr1" draw:text-style-name="P1" draw:layer="layout" svg:x1="9.736cm" svg:y1="5.714cm" svg:x2="9.736cm" svg:y2="5.926cm">
          <text:p/>
        </draw:line>
        <draw:line draw:style-name="gr3" draw:text-style-name="P1" draw:layer="layout" svg:x1="5.079cm" svg:y1="0.211cm" svg:x2="5.079cm" svg:y2="1.481cm">
          <text:p/>
        </draw:line>
        <draw:line draw:style-name="gr3" draw:text-style-name="P1" draw:layer="layout" svg:x1="6.984cm" svg:y1="0.211cm" svg:x2="6.984cm" svg:y2="1.481cm">
          <text:p/>
        </draw:line>
        <draw:line draw:style-name="gr3" draw:text-style-name="P1" draw:layer="layout" svg:x1="8.677cm" svg:y1="0.211cm" svg:x2="8.677cm" svg:y2="1.481cm">
          <text:p/>
        </draw:line>
        <draw:line draw:style-name="gr3" draw:text-style-name="P1" draw:layer="layout" svg:x1="10.371cm" svg:y1="0.211cm" svg:x2="10.371cm" svg:y2="1.481cm">
          <text:p/>
        </draw:line>
        <draw:line draw:style-name="gr3" draw:text-style-name="P1" draw:layer="layout" svg:x1="12.276cm" svg:y1="0.211cm" svg:x2="12.276cm" svg:y2="1.481cm">
          <text:p/>
        </draw:line>
        <draw:line draw:style-name="gr3" draw:text-style-name="P1" draw:layer="layout" svg:x1="13.969cm" svg:y1="0.211cm" svg:x2="13.969cm" svg:y2="1.481cm">
          <text:p/>
        </draw:line>
        <draw:line draw:style-name="gr3" draw:text-style-name="P1" draw:layer="layout" svg:x1="15.874cm" svg:y1="0.211cm" svg:x2="15.874cm" svg:y2="1.481cm">
          <text:p/>
        </draw:line>
        <draw:line draw:style-name="gr3" draw:text-style-name="P1" draw:layer="layout" svg:x1="17.567cm" svg:y1="0.211cm" svg:x2="17.567cm" svg:y2="1.481cm">
          <text:p/>
        </draw:line>
        <draw:line draw:style-name="gr3" draw:text-style-name="P1" draw:layer="layout" svg:x1="19.261cm" svg:y1="0.211cm" svg:x2="19.261cm" svg:y2="1.481cm">
          <text:p/>
        </draw:line>
        <draw:line draw:style-name="gr3" draw:text-style-name="P1" draw:layer="layout" svg:x1="21.166cm" svg:y1="0.211cm" svg:x2="21.166cm" svg:y2="1.481cm">
          <text:p/>
        </draw:line>
        <draw:line draw:style-name="gr3" draw:text-style-name="P1" draw:layer="layout" svg:x1="22.859cm" svg:y1="0.211cm" svg:x2="22.859cm" svg:y2="1.481cm">
          <text:p/>
        </draw:line>
        <draw:line draw:style-name="gr3" draw:text-style-name="P1" draw:layer="layout" svg:x1="5.079cm" svg:y1="5.291cm" svg:x2="5.079cm" svg:y2="6.561cm">
          <text:p/>
        </draw:line>
        <draw:line draw:style-name="gr3" draw:text-style-name="P1" draw:layer="layout" svg:x1="6.984cm" svg:y1="5.291cm" svg:x2="6.984cm" svg:y2="6.561cm">
          <text:p/>
        </draw:line>
        <draw:line draw:style-name="gr3" draw:text-style-name="P1" draw:layer="layout" svg:x1="8.677cm" svg:y1="5.291cm" svg:x2="8.677cm" svg:y2="6.561cm">
          <text:p/>
        </draw:line>
        <draw:line draw:style-name="gr3" draw:text-style-name="P1" draw:layer="layout" svg:x1="10.371cm" svg:y1="5.291cm" svg:x2="10.371cm" svg:y2="6.561cm">
          <text:p/>
        </draw:line>
        <draw:frame draw:style-name="gr4" draw:text-style-name="P2" draw:layer="layout" svg:width="1.694cm" svg:height="1.097cm" svg:x="4.232cm" svg:y="1.392cm">
          <draw:text-box>
            <text:p text:style-name="P1"><text:span text:style-name="T1">rs1</text:span></text:p>
          </draw:text-box>
        </draw:frame>
        <draw:frame draw:style-name="gr4" draw:text-style-name="P2" draw:layer="layout" svg:width="1.694cm" svg:height="1.097cm" svg:x="6.137cm" svg:y="1.366cm">
          <draw:text-box>
            <text:p text:style-name="P1"><text:span text:style-name="T1">rs2</text:span></text:p>
          </draw:text-box>
        </draw:frame>
        <draw:frame draw:style-name="gr4" draw:text-style-name="P2" draw:layer="layout" svg:width="1.694cm" svg:height="1.097cm" svg:x="7.829cm" svg:y="1.366cm">
          <draw:text-box>
            <text:p text:style-name="P1"><text:span text:style-name="T1">rs3</text:span></text:p>
          </draw:text-box>
        </draw:frame>
        <draw:frame draw:style-name="gr4" draw:text-style-name="P2" draw:layer="layout" svg:width="1.694cm" svg:height="1.097cm" svg:x="9.523cm" svg:y="1.366cm">
          <draw:text-box>
            <text:p text:style-name="P1"><text:span text:style-name="T1">rs4</text:span></text:p>
          </draw:text-box>
        </draw:frame>
        <draw:frame draw:style-name="gr4" draw:text-style-name="P2" draw:layer="layout" svg:width="1.694cm" svg:height="1.097cm" svg:x="11.429cm" svg:y="1.392cm">
          <draw:text-box>
            <text:p text:style-name="P1"><text:span text:style-name="T1">rs5</text:span></text:p>
          </draw:text-box>
        </draw:frame>
        <draw:frame draw:style-name="gr4" draw:text-style-name="P2" draw:layer="layout" svg:width="1.694cm" svg:height="1.097cm" svg:x="13.122cm" svg:y="1.392cm">
          <draw:text-box>
            <text:p text:style-name="P1"><text:span text:style-name="T1">rs6</text:span></text:p>
          </draw:text-box>
        </draw:frame>
        <draw:frame draw:style-name="gr4" draw:text-style-name="P2" draw:layer="layout" svg:width="1.694cm" svg:height="1.097cm" svg:x="15.027cm" svg:y="1.354cm">
          <draw:text-box>
            <text:p text:style-name="P1"><text:span text:style-name="T1">rs7</text:span></text:p>
          </draw:text-box>
        </draw:frame>
        <draw:frame draw:style-name="gr4" draw:text-style-name="P2" draw:layer="layout" svg:width="1.694cm" svg:height="1.097cm" svg:x="16.721cm" svg:y="1.354cm">
          <draw:text-box>
            <text:p text:style-name="P1"><text:span text:style-name="T1">rs8</text:span></text:p>
          </draw:text-box>
        </draw:frame>
        <draw:frame draw:style-name="gr4" draw:text-style-name="P2" draw:layer="layout" svg:width="1.694cm" svg:height="1.097cm" svg:x="18.415cm" svg:y="1.392cm">
          <draw:text-box>
            <text:p text:style-name="P1"><text:span text:style-name="T1">rs9</text:span></text:p>
          </draw:text-box>
        </draw:frame>
        <draw:frame draw:style-name="gr4" draw:text-style-name="P2" draw:layer="layout" svg:width="1.694cm" svg:height="1.097cm" svg:x="20.319cm" svg:y="1.392cm">
          <draw:text-box>
            <text:p text:style-name="P1"><text:span text:style-name="T1">rs10</text:span></text:p>
          </draw:text-box>
        </draw:frame>
        <draw:frame draw:style-name="gr4" draw:text-style-name="P2" draw:layer="layout" svg:width="1.694cm" svg:height="1.097cm" svg:x="22.012cm" svg:y="1.354cm">
          <draw:text-box>
            <text:p text:style-name="P1"><text:span text:style-name="T1">rs11</text:span></text:p>
          </draw:text-box>
        </draw:frame>
        <draw:frame draw:style-name="gr4" draw:text-style-name="P2" draw:layer="layout" svg:width="1.694cm" svg:height="1.097cm" svg:x="4.232cm" svg:y="6.561cm">
          <draw:text-box>
            <text:p text:style-name="P1"><text:span text:style-name="T1">rs21</text:span></text:p>
          </draw:text-box>
        </draw:frame>
        <draw:frame draw:style-name="gr4" draw:text-style-name="P2" draw:layer="layout" svg:width="1.694cm" svg:height="1.097cm" svg:x="6.137cm" svg:y="6.561cm">
          <draw:text-box>
            <text:p text:style-name="P1"><text:span text:style-name="T1">rs22</text:span></text:p>
          </draw:text-box>
        </draw:frame>
        <draw:frame draw:style-name="gr4" draw:text-style-name="P2" draw:layer="layout" svg:width="1.694cm" svg:height="1.097cm" svg:x="7.83cm" svg:y="6.561cm">
          <draw:text-box>
            <text:p text:style-name="P1"><text:span text:style-name="T1">rs23</text:span></text:p>
          </draw:text-box>
        </draw:frame>
        <draw:frame draw:style-name="gr4" draw:text-style-name="P2" draw:layer="layout" svg:width="1.694cm" svg:height="1.097cm" svg:x="9.524cm" svg:y="6.561cm">
          <draw:text-box>
            <text:p text:style-name="P1"><text:span text:style-name="T1">rs2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13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n Wallace</meta:initial-creator>
    <meta:creation-date>2012-03-30T13:56:51</meta:creation-date>
    <dc:date>2012-04-02T16:58:26</dc:date>
    <dc:creator>John Wallace</dc:creator>
    <meta:editing-duration>PT00H46M23S</meta:editing-duration>
    <meta:editing-cycles>3</meta:editing-cycles>
    <meta:generator>OpenOffice.org/3.2$Unix OpenOffice.org_project/320m19$Build-9505</meta:generator>
    <meta:document-statistic meta:object-count="58"/>
  </office:meta>
</office:document-meta>
</file>